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8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>
            <text:p>Link</text:p>
          </table:table-cell>
          <table:table-cell/>
        </table:table-row>
        <table:table-row table:style-name="ro2">
          <table:table-cell office:value-type="string">
            <text:p><text:a xlink:href="https://www.hiveworkshop.com/bundles/animatedcattailcv010.226170/">AnimatedCatTailCv010</text:a></text:p>
          </table:table-cell>
          <table:table-cell/>
        </table:table-row>
        <table:table-row table:style-name="ro2">
          <table:table-cell office:value-type="string">
            <text:p><text:a xlink:href="https://www.hiveworkshop.com/resources/anvil.37483/">Anvil</text:a></text:p>
          </table:table-cell>
          <table:table-cell/>
        </table:table-row>
        <table:table-row table:style-name="ro2">
          <table:table-cell office:value-type="string">
            <text:p><text:a xlink:href="https://www.hiveworkshop.com/resources/arabian-university.71825/">Arabian university</text:a></text:p>
          </table:table-cell>
          <table:table-cell office:value-type="string">
            <text:p>also other arabian buildin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3/29/2018</text:date>, <text:time>12:03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Marin</meta:initial-creator>
    <meta:creation-date>2018-03-29T11:32:12.61</meta:creation-date>
    <meta:generator>OpenOffice/4.1.3$Win32 OpenOffice.org_project/413m1$Build-9783</meta:generator>
    <dc:date>2018-03-29T12:03:41.76</dc:date>
    <dc:creator>Joachim Marin</dc:creator>
    <meta:editing-duration>PT31M29S</meta:editing-duration>
    <meta:editing-cycles>1</meta:editing-cycles>
    <meta:document-statistic meta:table-count="1" meta:cell-count="5" meta:object-count="0"/>
  </office:meta>
</office:document-meta>
</file>